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reteTransactionalTestNGSpringContextTests.tearDow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creteTransactionalTestNGSpringContextTests.verifyBeanNam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creteTransactionalTestNGSpringContextTests.setU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creteTransactionalTestNGSpringContextTests.modifyTestDataWithin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creteTransactionalTestNGSpringContextTests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TransactionalTestNGSpringContextTests.setEmployee( Employee employ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TransactionalTestNGSpringContextTests.verifyResourceAnnotationInject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reteTransactionalTestNGSpringContextTests.before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reteTransactionalTestNGSpringContextTests.assertAdd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TransactionalTestNGSpringContextTests.verifyResourceAnnotationInjected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reteTransactionalTestNGSpringContextTests.delete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TransactionalTestNGSpringContextTests.verifyApplicationContex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creteTransactionalTestNGSpringContextTests.assertNumRowsInPersonTable( int expectedNumRows , String test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creteTransactionalTestNGSpringContextTests.setBeanName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TransactionalTestNGSpringContextTests.verifyAnnotationAutowired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creteTransactionalTestNGSpringContextTests.after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reteTransactionalTestNGSpringContextTests.setBar( String 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TransactionalTestNGSpringContextTests.create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TransactionalTestNGSpringContextTests.verifyBean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creteTransactionalTestNGSpringContextTests.verifyAnnotationAutowir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creteTransactionalTestNGSpringContextTests.befor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creteTransactionalTestNGSpringContextTests.aft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